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strangelo Nisibin" svg:font-family="'Estrangelo Nisibin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2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739cm" fo:min-width="0.489cm"/>
    </style:style>
    <style:style style:name="gr2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613cm" fo:min-width="5.805cm"/>
    </style:style>
    <style:style style:name="gr3" style:family="graphic" style:parent-style-name="objectwithoutfill">
      <style:graphic-properties svg:stroke-width="0.053cm" draw:marker-start-width="0.279cm" draw:marker-end="Short_20_line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46cm" fo:min-width="4.60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39cm" fo:min-width="0.489cm"/>
    </style:style>
    <style:style style:name="gr6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82cm" fo:min-width="11.19cm"/>
    </style:style>
    <style:style style:name="gr7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473cm" fo:min-width="15.658cm"/>
    </style:style>
    <style:style style:name="gr8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613cm" fo:min-width="6.731cm"/>
    </style:style>
    <style:style style:name="gr9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613cm" fo:min-width="13.512cm"/>
    </style:style>
    <style:style style:name="gr10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613cm" fo:min-width="3.852cm"/>
    </style:style>
    <style:style style:name="gr11" style:family="graphic" style:parent-style-name="standard">
      <style:graphic-properties draw:fill="gradient" draw:fill-gradient-name="Grison" draw:textarea-horizontal-align="justify" draw:textarea-vertical-align="middle" draw:auto-grow-height="false" fo:min-height="0.449cm" fo:min-width="0.199cm"/>
    </style:style>
    <style:style style:name="gr12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613cm" fo:min-width="5.101cm"/>
    </style:style>
    <style:style style:name="gr13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613cm" fo:min-width="8.241cm"/>
    </style:style>
    <style:style style:name="gr14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473cm" fo:min-width="7.06cm"/>
    </style:style>
    <style:style style:name="gr15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Tango_20_Orang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gradient" draw:fill-gradient-name="Grison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style:font-name="Estrangelo Nisib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397cm" svg:height="1.397cm" svg:x="8.985cm" svg:y="1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6.661cm" svg:height="1.219cm" svg:x="6.367cm" svg:y="3.691cm">
          <text:p text:style-name="P2">Display user interface 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684cm" svg:y1="2.686cm" svg:x2="9.697cm" svg:y2="3.691cm" draw:start-shape="id1" draw:start-glue-point="8" draw:end-shape="id2" draw:end-glue-point="0" svg:d="M9684 2686l13 1005" svg:viewBox="0 0 14 1006">
          <text:p/>
        </draw:connector>
        <draw:custom-shape draw:style-name="gr4" draw:text-style-name="P3" xml:id="id3" draw:id="id3" draw:layer="layout" svg:width="5.435cm" svg:height="1.126cm" svg:x="7.024cm" svg:y="33.941cm">
          <text:p text:style-name="P2">Terminate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741cm" svg:y1="35.067cm" svg:x2="9.726cm" svg:y2="36.13cm" draw:start-shape="id3" draw:start-glue-point="2" draw:end-shape="id4" draw:end-glue-point="0" svg:d="M9741 35067l-15 1063" svg:viewBox="0 0 16 1064">
          <text:p/>
        </draw:connector>
        <draw:g xml:id="id4" draw:id="id4">
          <draw:custom-shape draw:style-name="gr1" draw:text-style-name="P1" draw:layer="layout" svg:width="1.397cm" svg:height="1.397cm" svg:x="9.024cm" svg:y="36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1.397cm" svg:height="1.397cm" svg:x="9.032cm" svg:y="36.13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custom-shape draw:style-name="gr6" draw:text-style-name="P3" xml:id="id5" draw:id="id5" draw:layer="layout" svg:width="12.034cm" svg:height="1.176cm" svg:x="3.706cm" svg:y="23.192cm">
          <text:p text:style-name="P2">Has the user selected a contact to call?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8" draw:id="id8" draw:layer="layout" svg:width="16.456cm" svg:height="1.021cm" svg:x="1.523cm" svg:y="27.792cm">
          <text:p text:style-name="P2">Initialize a network connection with the selected contact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723cm" svg:y1="24.368cm" svg:x2="9.731cm" svg:y2="25.355cm" draw:start-shape="id5" draw:start-glue-point="2" draw:end-shape="id6" draw:end-glue-point="4" svg:d="M9723 24368l8 987" svg:viewBox="0 0 9 988">
          <text:p/>
        </draw:connector>
        <draw:connector draw:style-name="gr3" draw:text-style-name="P4" draw:layer="layout" draw:type="line" svg:x1="9.697cm" svg:y1="4.91cm" svg:x2="9.697cm" svg:y2="5.691cm" draw:start-shape="id2" draw:start-glue-point="2" draw:end-shape="id7" draw:end-glue-point="0" svg:d="M9697 4910v781" svg:viewBox="0 0 1 782">
          <text:p/>
        </draw:connector>
        <draw:connector draw:style-name="gr3" draw:text-style-name="P4" draw:layer="layout" draw:type="line" svg:x1="9.751cm" svg:y1="28.813cm" svg:x2="9.754cm" svg:y2="29.792cm" draw:start-shape="id8" draw:start-glue-point="2" draw:end-shape="id9" draw:end-glue-point="0" svg:d="M9751 28813l3 979" svg:viewBox="0 0 4 980">
          <text:p/>
        </draw:connector>
        <draw:custom-shape draw:style-name="gr4" draw:text-style-name="P3" xml:id="id10" draw:id="id10" draw:layer="layout" svg:width="5.435cm" svg:height="1.126cm" svg:x="7.024cm" svg:y="31.842cm">
          <text:p text:style-name="P2">Pause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741cm" svg:y1="32.968cm" svg:x2="9.741cm" svg:y2="33.941cm" draw:start-shape="id10" draw:start-glue-point="2" draw:end-shape="id3" draw:end-glue-point="0" svg:d="M9741 32968v973" svg:viewBox="0 0 1 974">
          <text:p/>
        </draw:connector>
        <draw:custom-shape draw:style-name="gr8" draw:text-style-name="P3" xml:id="id7" draw:id="id7" draw:layer="layout" svg:width="7.587cm" svg:height="1.219cm" svg:x="5.904cm" svg:y="5.691cm">
          <text:p text:style-name="P2">Get the SSID of the us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1" draw:id="id11" draw:layer="layout" svg:width="14.368cm" svg:height="1.219cm" svg:x="2.515cm" svg:y="7.691cm">
          <text:p text:style-name="P2">Initialize a <text:span text:style-name="T1">SearchForContactsThread</text:span> object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697cm" svg:y1="6.91cm" svg:x2="9.699cm" svg:y2="7.691cm" draw:start-shape="id7" draw:start-glue-point="2" draw:end-shape="id11" draw:end-glue-point="0" svg:d="M9697 6910l2 781" svg:viewBox="0 0 3 782">
          <text:p/>
        </draw:connector>
        <draw:custom-shape draw:style-name="gr10" draw:text-style-name="P3" xml:id="id12" draw:id="id12" draw:layer="layout" svg:width="4.708cm" svg:height="1.219cm" svg:x="7.361cm" svg:y="9.691cm">
          <text:p text:style-name="P2">Turn on WiFi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699cm" svg:y1="8.91cm" svg:x2="9.715cm" svg:y2="9.691cm" draw:start-shape="id11" draw:end-shape="id12" svg:d="M9699 8910l16 781" svg:viewBox="0 0 17 782">
          <text:p/>
        </draw:connector>
        <draw:custom-shape draw:style-name="gr11" draw:text-style-name="P6" xml:id="id13" draw:id="id13" draw:layer="layout" svg:width="1.397cm" svg:height="1.397cm" svg:x="9.032cm" svg:y="11.7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9.715cm" svg:y1="10.91cm" svg:x2="9.731cm" svg:y2="11.755cm" draw:start-shape="id12" draw:start-glue-point="2" draw:end-shape="id13" draw:end-glue-point="4" svg:d="M9715 10910l16 845" svg:viewBox="0 0 17 846">
          <text:p/>
        </draw:connector>
        <draw:custom-shape draw:style-name="gr12" draw:text-style-name="P3" xml:id="id14" draw:id="id14" draw:layer="layout" svg:width="5.957cm" svg:height="1.219cm" svg:x="6.762cm" svg:y="13.891cm">
          <text:p text:style-name="P2">Scan for contacts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731cm" svg:y1="13.152cm" svg:x2="9.74cm" svg:y2="13.891cm" draw:start-shape="id13" draw:start-glue-point="6" draw:end-shape="id14" draw:end-glue-point="0" svg:d="M9731 13152l9 739" svg:viewBox="0 0 10 740">
          <text:p/>
        </draw:connector>
        <draw:custom-shape draw:style-name="gr13" draw:text-style-name="P3" xml:id="id15" draw:id="id15" draw:layer="layout" svg:width="9.097cm" svg:height="1.219cm" svg:x="5.199cm" svg:y="16.091cm">
          <text:p text:style-name="P2">Are there contacts to display?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74cm" svg:y1="15.11cm" svg:x2="9.747cm" svg:y2="16.091cm" draw:start-shape="id14" draw:start-glue-point="2" draw:end-shape="id15" svg:d="M9740 15110l7 981" svg:viewBox="0 0 8 982">
          <text:p/>
        </draw:connector>
        <draw:custom-shape draw:style-name="gr11" draw:text-style-name="P6" xml:id="id16" draw:id="id16" draw:layer="layout" svg:width="1.397cm" svg:height="1.397cm" svg:x="9.032cm" svg:y="18.3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9.747cm" svg:y1="17.31cm" svg:x2="9.731cm" svg:y2="18.355cm" draw:start-shape="id15" draw:start-glue-point="2" draw:end-shape="id16" draw:end-glue-point="4" svg:d="M9747 17310l-16 1045" svg:viewBox="0 0 17 1046">
          <text:p/>
        </draw:connector>
        <draw:connector draw:style-name="gr3" draw:text-style-name="P4" draw:layer="layout" draw:line-skew="4.294cm" svg:x1="10.429cm" svg:y1="19.054cm" svg:x2="10.429cm" svg:y2="12.454cm" draw:start-shape="id16" draw:start-glue-point="7" draw:end-shape="id13" draw:end-glue-point="7" svg:d="M10429 19054h4795v-6600h-4795" svg:viewBox="0 0 4796 6601">
          <text:p/>
        </draw:connector>
        <draw:custom-shape draw:style-name="gr11" draw:text-style-name="P6" xml:id="id17" draw:id="id17" draw:layer="layout" svg:width="1.397cm" svg:height="1.397cm" svg:x="9.032cm" svg:y="20.7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9.731cm" svg:y1="19.752cm" svg:x2="9.73cm" svg:y2="20.755cm" draw:start-shape="id16" draw:start-glue-point="6" draw:end-shape="id17" draw:end-glue-point="0" svg:d="M9731 19752l-1 1003" svg:viewBox="0 0 2 1004">
          <text:p/>
        </draw:connector>
        <draw:connector draw:style-name="gr3" draw:text-style-name="P4" draw:layer="layout" draw:type="line" svg:x1="9.731cm" svg:y1="22.152cm" svg:x2="9.723cm" svg:y2="23.192cm" draw:start-shape="id17" draw:start-glue-point="6" draw:end-shape="id5" draw:end-glue-point="0" svg:d="M9731 22152l-8 1040" svg:viewBox="0 0 9 1041">
          <text:p/>
        </draw:connector>
        <draw:custom-shape draw:style-name="gr11" draw:text-style-name="P6" xml:id="id6" draw:id="id6" draw:layer="layout" svg:width="1.397cm" svg:height="1.397cm" svg:x="9.032cm" svg:y="25.3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5.818cm" svg:x1="10.429cm" svg:y1="26.053cm" svg:x2="10.429cm" svg:y2="21.454cm" draw:start-shape="id6" draw:end-shape="id17" draw:end-glue-point="7" svg:d="M10429 26053h6319v-4599h-6319" svg:viewBox="0 0 6320 4600">
          <text:p/>
        </draw:connector>
        <draw:connector draw:style-name="gr3" draw:text-style-name="P4" draw:layer="layout" draw:type="line" svg:x1="9.731cm" svg:y1="26.752cm" svg:x2="9.751cm" svg:y2="27.792cm" draw:start-shape="id6" draw:start-glue-point="6" draw:end-shape="id8" draw:end-glue-point="0" svg:d="M9731 26752l20 1040" svg:viewBox="0 0 21 1041">
          <text:p/>
        </draw:connector>
        <draw:custom-shape draw:style-name="gr14" draw:text-style-name="P3" xml:id="id9" draw:id="id9" draw:layer="layout" svg:width="7.858cm" svg:height="1.021cm" svg:x="5.825cm" svg:y="29.792cm">
          <text:p text:style-name="P2">Start <text:span text:style-name="T1">CallingActivity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754cm" svg:y1="30.813cm" svg:x2="9.741cm" svg:y2="31.842cm" draw:start-shape="id9" draw:start-glue-point="2" draw:end-shape="id10" draw:end-glue-point="0" svg:d="M9754 30813l-13 1029" svg:viewBox="0 0 14 1030">
          <text:p/>
        </draw:connector>
        <draw:frame draw:style-name="gr15" draw:text-style-name="P7" draw:layer="layout" svg:width="2.286cm" svg:height="1.524cm" svg:x="10.223cm" svg:y="18.898cm">
          <draw:text-box>
            <text:p>No</text:p>
          </draw:text-box>
        </draw:frame>
        <draw:frame draw:style-name="gr15" draw:text-style-name="P7" draw:layer="layout" svg:width="2.286cm" svg:height="1.524cm" svg:x="8.223cm" svg:y="19.498cm">
          <draw:text-box>
            <text:p>Yes</text:p>
          </draw:text-box>
        </draw:frame>
        <draw:frame draw:style-name="gr15" draw:text-style-name="P7" draw:layer="layout" svg:width="2.286cm" svg:height="1.524cm" svg:x="10.223cm" svg:y="25.898cm">
          <draw:text-box>
            <text:p>No</text:p>
          </draw:text-box>
        </draw:frame>
        <draw:frame draw:style-name="gr15" draw:text-style-name="P7" draw:layer="layout" svg:width="2.286cm" svg:height="1.524cm" svg:x="8.223cm" svg:y="26.398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strangelo Nisibin" svg:font-family="'Estrangelo Nisibin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2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imbus Sans L2" style:font-size-asian="24pt" style:language-asian="zh" style:country-asian="CN" style:font-name-complex="Nimbus Sans 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imbus Sans L2" style:font-family-asian="'Nimbus Sans L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10:01:11.327962219</meta:creation-date>
    <dc:date>2016-04-06T10:17:33.723876352</dc:date>
    <meta:editing-duration>PT1H41M45S</meta:editing-duration>
    <meta:editing-cycles>43</meta:editing-cycles>
    <meta:generator>LibreOffice/5.0.5.2$Linux_X86_64 LibreOffice_project/00m0$Build-2</meta:generator>
    <meta:document-statistic meta:object-count="41"/>
  </office:meta>
</office:document-meta>
</file>